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83.54" calcext:value-type="float">
            <text:p>83.5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198" calcext:value-type="float">
            <text:p>198</text:p>
          </table:table-cell>
          <table:table-cell table:formula="of:=[.B6]-[.E6]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2"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90.22" calcext:value-type="float">
            <text:p>90.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3" calcext:value-type="float">
            <text:p>83</text:p>
          </table:table-cell>
          <table:table-cell table:formula="of:=[.B8]-[.E8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float" office:value="91.85" calcext:value-type="float">
            <text:p>91.8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9" calcext:value-type="float">
            <text:p>169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0.75" calcext:value-type="float">
            <text:p>90.7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4" calcext:value-type="float">
            <text:p>314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float" office:value="89.2" calcext:value-type="float">
            <text:p>89.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3" calcext:value-type="float">
            <text:p>223</text:p>
          </table:table-cell>
          <table:table-cell table:formula="of:=[.B15]-[.E15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2" office:value-type="float" office:value="94.87" calcext:value-type="float">
            <text:p>94.8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86" calcext:value-type="float">
            <text:p>186</text:p>
          </table:table-cell>
          <table:table-cell table:formula="of:=[.B16]-[.E16]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93.48" calcext:value-type="float">
            <text:p>93.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6" calcext:value-type="float">
            <text:p>86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91.74" calcext:value-type="float">
            <text:p>91.7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0" calcext:value-type="float">
            <text:p>100</text:p>
          </table:table-cell>
          <table:table-cell table:formula="of:=[.B18]-[.E18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float" office:value="82.01" calcext:value-type="float">
            <text:p>82.0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8" calcext:value-type="float">
            <text:p>228</text:p>
          </table:table-cell>
          <table:table-cell table:formula="of:=[.B19]-[.E19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0.19" calcext:value-type="float">
            <text:p>80.1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85" calcext:value-type="float">
            <text:p>85</text:p>
          </table:table-cell>
          <table:table-cell table:formula="of:=[.B21]-[.E21]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2"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80" calcext:value-type="float">
            <text:p>180</text:p>
          </table:table-cell>
          <table:table-cell table:formula="of:=[.B22]-[.E22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3.53" calcext:value-type="float">
            <text:p>83.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1" calcext:value-type="float">
            <text:p>71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4.79" calcext:value-type="float">
            <text:p>84.79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79" calcext:value-type="float">
            <text:p>379</text:p>
          </table:table-cell>
          <table:table-cell table:formula="of:=[.B25]-[.E25]"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90.52" calcext:value-type="float">
            <text:p>90.52</text:p>
          </table:table-cell>
          <table:table-cell table:formula="of:=SUM([.B2:.B27])" office:value-type="float" office:value="3564" calcext:value-type="float">
            <text:p>3564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226" calcext:value-type="float">
            <text:p>3226</text:p>
          </table:table-cell>
          <table:table-cell table:formula="of:=[.B29]-[.E29]" office:value-type="float" office:value="338" calcext:value-type="float">
            <text:p>338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2:Sheet1.A27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4:09:30.296085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9T14:12:45.992580366</dc:date>
    <dc:creator>Brent Seidel</dc:creator>
    <meta:editing-duration>P4DT19H8M20S</meta:editing-duration>
    <meta:editing-cycles>30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